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01. Activiti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1. Activities 01</text:span></text:p>
      <text:list xml:id="list1144511114" text:style-name="WWNum1">
        <text:list-item>
          <text:p text:style-name="P11"><text:bookmark text:name="_dbh0n1vac4c8"/>Exercise 01</text:p>
        </text:list-item>
      </text:list>
      <text:p text:style-name="Standard">Investigate the “Harvard modified architecture”.</text:p>
      <text:p text:style-name="Standard">You can obtain information in <text:a xlink:type="simple" xlink:href="https://en.wikipedia.org/wiki/Modified_Harvard_architecture" text:style-name="ListLabel_20_1" text:visited-style-name="ListLabel_20_1"><text:span text:style-name="T9">https://en.wikipedia.org/wiki/Modified_Harvard_architecture</text:span></text:a></text:p>
      <text:p text:style-name="Standard">Post the main differences with “Von Neumann architecture” in the forum and discuss them with your classmates.</text:p>
      <text:list xml:id="list61113759573634" text:continue-numbering="true" text:style-name="WWNum1">
        <text:list-item>
          <text:p text:style-name="P11"><text:bookmark text:name="_i9qwqxpxxal0"/>Exercise 02</text:p>
        </text:list-item>
      </text:list>
      <text:p text:style-name="Standard">Summarize how “Von Neumann architecture” works.</text:p>
      <text:list xml:id="list61113100650194" text:continue-numbering="true" text:style-name="WWNum1">
        <text:list-item>
          <text:p text:style-name="P11"><text:bookmark text:name="_b9qty9sagt37"/>Exercise 03</text:p>
        </text:list-item>
      </text:list>
      <text:p text:style-name="Standard">Summarize the instruction cycle.</text:p>
      <text:list xml:id="list61112532467133" text:continue-numbering="true" text:style-name="WWNum1">
        <text:list-item>
          <text:p text:style-name="P11"><text:bookmark text:name="_xpdh5uz0euxm"/>Exercise 04</text:p>
        </text:list-item>
      </text:list>
      <text:p text:style-name="Standard">Try to find 2 samples of CISC CPUs and 2 samples of RISC CPUs. Share them in the forum and discuss them with your classmates.</text:p>
      <text:list xml:id="list61113945430379" text:continue-numbering="true" text:style-name="WWNum1">
        <text:list-item>
          <text:p text:style-name="P11"><text:bookmark text:name="_eqot3uu3nsal"/>Exercise 05</text:p>
        </text:list-item>
      </text:list>
      <text:p text:style-name="Standard">Follow this tutorial <text:a xlink:type="simple" xlink:href="https://sites.google.com/site/kotukotuzimiti/" text:style-name="ListLabel_20_1" text:visited-style-name="ListLabel_20_1"><text:span text:style-name="T9">https://sites.google.com/site/kotukotuzimiti/</text:span></text:a> in order to understand how a 2 bit fictitious computer works. Share your solutions and ask your doubts using the foru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141" meta:character-count="959" meta:non-whitespace-character-count="839"/>
    <meta:generator>LibreOfficeDev/6.0.5.2$Linux_X86_64 LibreOffice_project/</meta:generator>
  </office:meta>
</office:document-meta>
</file>